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46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1453in"/>
    </style:style>
    <style:style style:name="ro1" style:family="table-row">
      <style:table-row-properties style:row-height="0.2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98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154in" fo:break-before="auto" style:use-optimal-row-height="true"/>
    </style:style>
    <style:style style:name="ro7" style:family="table-row">
      <style:table-row-properties style:row-height="0.2134in" fo:break-before="auto" style:use-optimal-row-height="true"/>
    </style:style>
    <style:style style:name="ro8" style:family="table-row">
      <style:table-row-properties style:row-height="0.2055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2">
      <style:table-cell-properties fo:border="0.0008in solid #000000"/>
    </style:style>
    <style:style style:name="ce3" style:family="table-cell" style:parent-style-name="Default" style:data-style-name="N118">
      <style:table-cell-properties fo:border="0.0008in solid #000000"/>
    </style:style>
    <style:style style:name="ce4" style:family="table-cell" style:parent-style-name="Default" style:data-style-name="N61">
      <style:table-cell-properties fo:border="0.0008in solid #000000"/>
    </style:style>
    <style:style style:name="ce5" style:family="table-cell" style:parent-style-name="Default" style:data-style-name="N117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9"/>
    <style:style style:name="ce9" style:family="table-cell" style:parent-style-name="Default" style:data-style-name="N120"/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sub 75%"/>
    </style:style>
    <style:style style:name="T3" style:family="text">
      <style:text-properties style:text-position="sub 75%" fo:font-size="10pt" style:font-size-asian="10pt" style:font-size-complex="10pt"/>
    </style:style>
    <style:style style:name="T4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V<text:span text:style-name="T1">inmax</text:span></text:p>
          </table:table-cell>
          <table:table-cell office:value-type="float" office:value="30">
            <text:p>30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office:value-type="string">
            <text:p>V<text:span text:style-name="T1">inmin</text:span></text:p>
          </table:table-cell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3">
          <table:table-cell office:value-type="string">
            <text:p>P<text:span text:style-name="T2">tot = </text:span></text:p>
          </table:table-cell>
          <table:table-cell table:formula="of:=4*Rdson*(Ioutrms^2)" office:value-type="float" office:value="4.00825615918536">
            <text:p>4.01</text:p>
          </table:table-cell>
          <table:table-cell office:value-type="string">
            <text:p>W</text:p>
          </table:table-cell>
          <table:table-cell table:formula="of:=([.B5]/0.8)" office:value-type="float" office:value="5.0103201989817">
            <text:p>5.01</text:p>
          </table:table-cell>
          <table:table-cell office:value-type="string">
            <text:p>W (+20%)</text:p>
          </table:table-cell>
          <table:table-cell table:number-columns-repeated="3"/>
        </table:table-row>
        <table:table-row table:style-name="ro4">
          <table:table-cell office:value-type="string">
            <text:p>R<text:span text:style-name="T3">dson = </text:span></text:p>
          </table:table-cell>
          <table:table-cell table:style-name="ce2" office:value-type="float" office:value="0.7">
            <text:p>0.70</text:p>
          </table:table-cell>
          <table:table-cell office:value-type="string">
            <text:p>Ω</text:p>
          </table:table-cell>
          <table:table-cell office:value-type="string">
            <text:p><text:a xlink:href="mailto:0.63@25">0.63@25</text:a>°C</text:p>
          </table:table-cell>
          <table:table-cell office:value-type="string">
            <text:p>Max <text:a xlink:href="mailto:0.90@85">0.90@85</text:a>°C</text:p>
          </table:table-cell>
          <table:table-cell table:number-columns-repeated="3"/>
        </table:table-row>
        <table:table-row table:style-name="ro5">
          <table:table-cell office:value-type="string">
            <text:p>I<text:span text:style-name="T2">outrms = </text:span></text:p>
          </table:table-cell>
          <table:table-cell table:style-name="ce3" table:formula="of:=Ichop*0.707" office:value-type="float" office:value="1.1964614732">
            <text:p>1.1965</text:p>
          </table:table-cell>
          <table:table-cell office:value-type="string">
            <text:p>A</text:p>
          </table:table-cell>
          <table:table-cell office:value-type="string">
            <text:p>1.6 Max recommended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6">
          <table:table-cell office:value-type="string">
            <text:p>V<text:span text:style-name="T1">refx <text:s/></text:span><text:span text:style-name="T4">=</text:span></text:p>
          </table:table-cell>
          <table:table-cell table:style-name="ce4" office:value-type="float" office:value="0.8461538">
            <text:p>8.46E-01</text:p>
          </table:table-cell>
          <table:table-cell office:value-type="string">
            <text:p><text:s/>V</text:p>
          </table:table-cell>
          <table:table-cell table:number-columns-repeated="3"/>
          <table:table-cell table:style-name="ce9" office:value-type="string">
            <text:p>R6 iF </text:p>
          </table:table-cell>
          <table:table-cell table:style-name="ce9" table:formula="of:=3.3/[.H12]" office:value-type="float" office:value="0.000227586206896552">
            <text:p>0.000228</text:p>
          </table:table-cell>
        </table:table-row>
        <table:table-row table:style-name="ro6">
          <table:table-cell office:value-type="string">
            <text:p>R<text:span text:style-name="T1">isense <text:s/></text:span><text:span text:style-name="T4">=</text:span></text:p>
          </table:table-cell>
          <table:table-cell office:value-type="float" office:value="0.1">
            <text:p>0.1</text:p>
          </table:table-cell>
          <table:table-cell office:value-type="string">
            <text:p>Ω</text:p>
          </table:table-cell>
          <table:table-cell office:value-type="string">
            <text:p>R2, R3 </text:p>
          </table:table-cell>
          <table:table-cell table:number-columns-repeated="2"/>
          <table:table-cell office:value-type="string">
            <text:p>R6 P</text:p>
          </table:table-cell>
          <table:table-cell table:style-name="ce9" table:formula="of:=[.H9]*3.3" office:value-type="float" office:value="0.000751034482758621">
            <text:p>0.000751</text:p>
          </table:table-cell>
        </table:table-row>
        <table:table-row table:style-name="ro6">
          <table:table-cell office:value-type="string">
            <text:p>I<text:span text:style-name="T1">chop <text:s/></text:span><text:span text:style-name="T4">=</text:span></text:p>
          </table:table-cell>
          <table:table-cell table:style-name="ce5" table:formula="of:=Vrefx/(5*Risense)" office:value-type="float" office:value="1.6923076">
            <text:p>1.692</text:p>
          </table:table-cell>
          <table:table-cell table:style-name="Default" office:value-type="string">
            <text:p>A</text:p>
          </table:table-cell>
          <table:table-cell table:number-columns-repeated="3"/>
          <table:table-cell office:value-type="string">
            <text:p>R1 value 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office:value-type="string">
            <text:p>R6 Value</text:p>
          </table:table-cell>
          <table:table-cell office:value-type="float" office:value="14500">
            <text:p>14500</text:p>
          </table:table-cell>
        </table:table-row>
        <table:table-row table:style-name="ro7">
          <table:table-cell office:value-type="string">
            <text:p>A<text:span text:style-name="T1">isen =</text:span></text:p>
          </table:table-cell>
          <table:table-cell table:style-name="ce5" table:formula="of:=(Visen^2)/Risense" office:value-type="float" office:value="0.286390501301776">
            <text:p>0.286</text:p>
          </table:table-cell>
          <table:table-cell table:style-name="Default" office:value-type="string">
            <text:p>W</text:p>
          </table:table-cell>
          <table:table-cell office:value-type="string">
            <text:p>I Sense Resistor</text:p>
          </table:table-cell>
          <table:table-cell table:number-columns-repeated="4"/>
        </table:table-row>
        <table:table-row table:style-name="ro8">
          <table:table-cell office:value-type="string">
            <text:p>B<text:span text:style-name="T1">isen =</text:span></text:p>
          </table:table-cell>
          <table:table-cell table:style-name="ce5" table:formula="of:=(Visen^2)/Risense" office:value-type="float" office:value="0.286390501301776">
            <text:p>0.286</text:p>
          </table:table-cell>
          <table:table-cell table:style-name="Default" office:value-type="string">
            <text:p>W</text:p>
          </table:table-cell>
          <table:table-cell table:number-columns-repeated="5"/>
        </table:table-row>
        <table:table-row table:style-name="ro3">
          <table:table-cell office:value-type="string">
            <text:p>V<text:span text:style-name="T1">isen =</text:span></text:p>
          </table:table-cell>
          <table:table-cell table:formula="of:=Ichop*Risense" office:value-type="float" office:value="0.16923076">
            <text:p>0.17</text:p>
          </table:table-cell>
          <table:table-cell table:style-name="ce7" office:value-type="string">
            <text:p>V</text:p>
          </table:table-cell>
          <table:table-cell table:style-name="ce8" table:formula="of:=(3.3^2)/2200" office:value-type="float" office:value="0.00495">
            <text:p>0.00495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8" table:formula="of:=3.3/2200" office:value-type="float" office:value="0.0015">
            <text:p>0.00150</text:p>
          </table:table-cell>
          <table:table-cell table:style-name="ce8" table:formula="of:=3.3*[.D16]" office:value-type="float" office:value="0.00495">
            <text:p>0.00495</text:p>
          </table:table-cell>
          <table:table-cell table:number-columns-repeated="3"/>
        </table:table-row>
        <table:table-row table:style-name="ro9">
          <table:table-cell office:value-type="string">
            <text:p>Ø<text:span text:style-name="T1">res</text:span></text:p>
          </table:table-cell>
          <table:table-cell office:value-type="float" office:value="1.8">
            <text:p>1.8</text:p>
          </table:table-cell>
          <table:table-cell table:style-name="Default" office:value-type="string">
            <text:p>Ω</text:p>
          </table:table-cell>
          <table:table-cell office:value-type="string">
            <text:p>Motor Specs </text:p>
          </table:table-cell>
          <table:table-cell table:number-columns-repeated="4"/>
        </table:table-row>
        <table:table-row table:style-name="ro9">
          <table:table-cell office:value-type="string">
            <text:p>Ø<text:span text:style-name="T1">L</text:span></text:p>
          </table:table-cell>
          <table:table-cell office:value-type="float" office:value="6">
            <text:p>6</text:p>
          </table:table-cell>
          <table:table-cell table:style-name="Default" office:value-type="string">
            <text:p>mH</text:p>
          </table:table-cell>
          <table:table-cell office:value-type="string">
            <text:p>NEMA1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Rdson" table:base-cell-address="$Sheet1.$B$1" table:cell-range-address="$Sheet1.$B$6"/>
        <table:named-range table:name="Ioutrms" table:base-cell-address="$Sheet1.$B$1" table:cell-range-address="$Sheet1.$B$7"/>
        <table:named-range table:name="Vrefx" table:base-cell-address="$Sheet1.$B$1" table:cell-range-address="$Sheet1.$B$9"/>
        <table:named-range table:name="Risense" table:base-cell-address="$Sheet1.$B$1" table:cell-range-address="$Sheet1.$B$10"/>
        <table:named-range table:name="Visen" table:base-cell-address="$Sheet1.$B$13" table:cell-range-address="$Sheet1.$B$15"/>
        <table:named-range table:name="Ichop" table:base-cell-address="$Sheet1.$B$7" table:cell-range-address="$Sheet1.$B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21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gan Hedin</meta:initial-creator>
    <meta:creation-date>2011-04-27T22:05:58</meta:creation-date>
    <dc:date>2011-05-11T21:34:04</dc:date>
    <dc:creator>Logan Hedin</dc:creator>
    <meta:editing-duration>PT335H28M07S</meta:editing-duration>
    <meta:editing-cycles>23</meta:editing-cycles>
    <meta:generator>OpenOffice.org/3.2$Unix OpenOffice.org_project/320m18$Build-9502</meta:generator>
    <meta:document-statistic meta:table-count="3" meta:cell-count="59" meta:object-count="0"/>
  </office:meta>
</office:document-meta>
</file>